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language="en" fo:country="US" officeooo:rsid="00255bdb" officeooo:paragraph-rsid="00255bdb"/>
    </style:style>
    <style:style style:name="P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language="en" fo:country="US" officeooo:rsid="002db1d9" officeooo:paragraph-rsid="002db1d9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/>
    </style:style>
    <style:style style:name="P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3278b0"/>
    </style:style>
    <style:style style:name="P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2db1d9" officeooo:paragraph-rsid="002db1d9"/>
    </style:style>
    <style:style style:name="P7" style:family="paragraph" style:parent-style-name="Text_20_body">
      <style:paragraph-properties fo:margin-top="0.101cm" fo:margin-bottom="0.101cm" loext:contextual-spacing="false" fo:line-height="150%" fo:text-align="justify" style:justify-single-word="false"/>
      <style:text-properties officeooo:paragraph-rsid="003278b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55bdb"/>
    </style:style>
    <style:style style:name="T3" style:family="text">
      <style:text-properties fo:language="en" fo:country="US" officeooo:rsid="00302e62"/>
    </style:style>
    <style:style style:name="T4" style:family="text">
      <style:text-properties fo:language="en" fo:country="US" officeooo:rsid="00381449"/>
    </style:style>
    <style:style style:name="T5" style:family="text">
      <style:text-properties fo:language="en" fo:country="US" officeooo:rsid="0039e6a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- Historia do poste</text:p>
      <text:p text:style-name="P3"><text:s text:c="8"/>- Tecnologia de um poste</text:p>
      <text:p text:style-name="P3">- Tecnologias de lampadas</text:p>
      <text:p text:style-name="P3">- Consumos</text:p>
      <text:p text:style-name="P4">- Custos associados</text:p>
      <text:p text:style-name="P6"><text:span text:style-name="T2">L</text:span><text:span text:style-name="T1">umen – (lm) measure of the total amount of visible light from a light source</text:span></text:p>
      <text:p text:style-name="P2">Lumens per Watt (lm/W) useful way to measure the efficacy of lighting products</text:p>
      <text:p text:style-name="P1">Gas-discharge lamps: family of artificial light sources that generate light by sending an electric discharge through an ionized gas</text:p>
      <text:p text:style-name="P5"><text:span text:style-name="T3"/></text:p>
      <text:p text:style-name="P7"><text:span text:style-name="T3"/></text:p>
      <text:p text:style-name="P7"><text:span text:style-name="T3">However, these have a higher maintenance cost and operation cost than the LED lamps. </text:span><text:span text:style-name="T4">Also, HPS lamps doesn’t have the advantage of being a directional light, like LED does, </text:span><text:span text:style-name="T5">meaning </text:span><text:span text:style-name="T4">that HPS light gets emitted in various directions, contributing to light pollution.</text:span></text:p>
      <text:p text:style-name="P7"><text:span text:style-name="T3"/></text:p>
      <text:p text:style-name="P7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18:33:42.320740765</meta:creation-date>
    <dc:date>2021-11-02T13:45:29.357694692</dc:date>
    <meta:editing-duration>PT27M48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06" meta:character-count="655" meta:non-whitespace-character-count="549"/>
  </office:meta>
</office:document-meta>
</file>